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3-04-24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3-03-27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3-02-17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3-01-21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12-13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11-18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10-24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9-27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9-12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8-17 1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8-0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7-25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7-15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6-24 1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5-20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5-0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4-25 1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3-21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2-21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2-01-24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12-16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12-1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11-17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10-20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9-19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9-1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8-24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7-22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7-2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6-23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5-2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4-20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3-1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2-21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1-01-22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12-15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11-2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10-26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10-14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9-17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8-24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7-27 1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7-1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6-23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5-26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4-28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3-2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2-2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20-01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12-1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11-2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10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9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8-2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7-18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6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5-2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4-1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3-21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2-2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9-01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12-1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11-2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10-18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9-2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8-2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7-2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6-21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6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5-2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4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3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2-2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8-01-19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12-1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11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10-2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9-21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8-2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7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6-2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5-3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4-2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3-3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2-2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7-01-3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12-2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11-2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10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9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8-2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7-2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6-3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5-2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4-3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4-0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2-2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6-01-2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12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11-23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10-2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10-0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8-2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7-27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6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5-2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4-2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3-2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2-2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5-01-2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12-2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11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10-2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9-2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8-2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7-2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5-27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4-2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3-2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2-2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4-01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12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11-2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10-31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9-2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8-2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7-3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6-2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5-30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4-1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3-29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2-28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3-02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12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11-2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11-06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9-2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8-2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7-2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6-26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5-24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5-0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3-2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2-28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2-01-24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12-28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11-2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10-25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9-27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9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7-27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6-28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5-24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4-26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3-2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2-23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1-01-2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12-2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11-23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10-26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9-2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8-24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7-2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6-29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5-25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4-27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3-30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2-2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10-01-2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12-2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11-2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10-2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9-29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8-2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7-30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6-2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5-2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4-28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3-24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2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9-01-2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12-3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11-2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10-2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9-23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8-26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7-29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6-2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5-21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3-26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2-27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8-01-2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11-27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10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9-2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8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9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9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6-07-3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28072585301</text:p>
          </table:table-cell>
          <table:table-cell office:value-type="string" calcext:value-type="string">
            <text:p>198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86" meta:object-count="0"/>
    <meta:user-defined meta:name="AppVersion">3.0</meta:user-defined>
  </office:meta>
</office:document-meta>
</file>